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============================================</text:p>
      <text:p text:style-name="Standard"># 4. TREE (Binary Tree)</text:p>
      <text:p text:style-name="Standard"># ============================================</text:p>
      <text:p text:style-name="Standard"/>
      <text:p text:style-name="Standard">class TreeNode:</text:p>
      <text:p text:style-name="Standard"><text:s text:c="4"/>def __init__(self, value):</text:p>
      <text:p text:style-name="Standard"><text:s text:c="8"/>self.value = value</text:p>
      <text:p text:style-name="Standard"><text:s text:c="8"/>self.left = None</text:p>
      <text:p text:style-name="Standard"><text:s text:c="8"/>self.right = None</text:p>
      <text:p text:style-name="Standard"/>
      <text:p text:style-name="Standard"/>
      <text:p text:style-name="Standard">class BinaryTree:</text:p>
      <text:p text:style-name="Standard"><text:s text:c="4"/>def __init__(self, root_value):</text:p>
      <text:p text:style-name="Standard"><text:s text:c="8"/>self.root = TreeNode(root_value)</text:p>
      <text:p text:style-name="Standard"/>
      <text:p text:style-name="Standard"><text:s text:c="4"/>def inorder(self, node):</text:p>
      <text:p text:style-name="Standard"><text:s text:c="8"/>if node:</text:p>
      <text:p text:style-name="Standard"><text:s text:c="12"/>self.inorder(node.left)</text:p>
      <text:p text:style-name="Standard"><text:s text:c="12"/>print(node.value, end=" ")</text:p>
      <text:p text:style-name="Standard"><text:s text:c="12"/>self.inorder(node.right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6T12:59:09.998321201</meta:creation-date>
    <dc:date>2026-02-16T12:59:33.741417700</dc:date>
    <meta:editing-duration>PT25S</meta:editing-duration>
    <meta:editing-cycles>1</meta:editing-cycles>
    <meta:document-statistic meta:table-count="0" meta:image-count="0" meta:object-count="0" meta:page-count="1" meta:paragraph-count="16" meta:word-count="41" meta:character-count="480" meta:non-whitespace-character-count="367"/>
    <meta:generator>LibreOffice/24.2.7.2$Linux_X86_64 LibreOffice_project/420$Build-2</meta:generator>
  </office:meta>
</office:document-meta>
</file>